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#Rin = 1MOhm</text:p>
          </table:table-cell>
          <table:table-cell/>
        </table:table-row>
        <table:table-row table:style-name="ro1">
          <table:table-cell office:value-type="string">
            <text:p>#f [Mhz]</text:p>
          </table:table-cell>
          <table:table-cell office:value-type="string">
            <text:p>Upp [mV]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72">
            <text:p>27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48">
            <text:p>34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16">
            <text:p>616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086">
            <text:p>108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6">
            <text:p>556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314">
            <text:p>31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28">
            <text:p>228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84">
            <text:p>284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456">
            <text:p>456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1050">
            <text:p>1050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612">
            <text:p>612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336">
            <text:p>336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232">
            <text:p>232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248">
            <text:p>248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308">
            <text:p>308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472">
            <text:p>472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724">
            <text:p>724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448">
            <text:p>448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296">
            <text:p>296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236">
            <text:p>236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224">
            <text:p>224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236">
            <text:p>236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404">
            <text:p>404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420">
            <text:p>420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284">
            <text:p>284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212">
            <text:p>212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16.11.2015</text:date>, <text:time>15:25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5:15:37.41</meta:creation-date>
    <dc:date>2015-11-16T15:25:49.91</dc:date>
    <meta:editing-duration>PT10M12S</meta:editing-duration>
    <meta:editing-cycles>1</meta:editing-cycles>
    <meta:document-statistic meta:table-count="3" meta:cell-count="63" meta:object-count="0"/>
    <meta:generator>OpenOffice/4.1.0$Win32 OpenOffice.org_project/410m18$Build-9764</meta:generator>
  </office:meta>
</office:document-meta>
</file>